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-0.635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0cm" fo:margin-right="0cm" fo:text-indent="-0.635cm" style:auto-text-indent="false"/>
    </style:style>
    <style:style style:name="P4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5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6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7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8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9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0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a1e1"/>
    </style:style>
    <style:style style:name="P18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9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20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21" style:family="paragraph" style:parent-style-name="Standard" style:list-style-name="WWNum2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</style:style>
    <style:style style:name="P22" style:family="paragraph" style:parent-style-name="Standard">
      <style:text-properties officeooo:paragraph-rsid="001fa1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Calibri1"/>
    </style:style>
    <style:style style:name="T3" style:family="text">
      <style:text-properties officeooo:rsid="001bf67d" style:font-name-complex="Calibri1"/>
    </style:style>
    <style:style style:name="T4" style:family="text">
      <style:text-properties officeooo:rsid="001bf67d"/>
    </style:style>
    <style:style style:name="T5" style:family="text">
      <style:text-properties officeooo:rsid="001fa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Overeenkomst van opdracht</text:span></text:p>
      <text:p text:style-name="P14">Partijen</text:p>
      <text:list xml:id="list1271530542" text:style-name="WWNum1">
        <text:list-item>
          <text:p text:style-name="P1">Mevrouw / mijnheer / bedrijf [ <text:s text:c="3"/>naam <text:s text:c="3"/>], wonende/gevestigd op het adres [ <text:s text:c="2"/>adres <text:s text:c="2"/>], hierna verder te noemen ‘’<text:span text:style-name="T1">opdrachtgever</text:span>’’;</text:p>
        </text:list-item>
      </text:list>
      <text:p text:style-name="P12"><text:s/>en</text:p>
      <text:list xml:id="list203404388126879" text:continue-numbering="true" text:style-name="WWNum1">
        <text:list-item>
          <text:p text:style-name="P1">Mevrouw / mijnheer / bedrijf [ <text:s text:c="3"/>naam <text:s text:c="3"/>], wonende/gevestigd op het adres [ <text:s text:c="2"/>adres <text:s text:c="2"/>], hierna verder te noemen ‘’<text:span text:style-name="T1">opdrachtnemer</text:span>’’;</text:p>
        </text:list-item>
      </text:list>
      <text:p text:style-name="P3"/>
      <text:p text:style-name="P16">Komen overeen <text:span text:style-name="T5">dat</text:span>:</text:p>
      <text:list xml:id="list3180052875" text:style-name="WWNum2">
        <text:list-item>
          <text:p text:style-name="P18">Opdrachtgever geeft opdracht aan opdrachtnemer voor <text:span text:style-name="T4">[opdracht]</text:span>.</text:p>
        </text:list-item>
        <text:list-item>
          <text:p text:style-name="P18">Het uitvoeren van de opdracht moet in ieder geval aan de volgende voorwaarden voldoen:</text:p>
        </text:list-item>
      </text:list>
      <text:p text:style-name="P14"><text:tab/>- <text:span text:style-name="T4">[...]</text:span></text:p>
      <text:p text:style-name="P13"><text:tab/>- <text:span text:style-name="T4">[...]</text:span></text:p>
      <text:p text:style-name="P13"><text:tab/>- <text:span text:style-name="T4">[...]</text:span></text:p>
      <text:list xml:id="list203405391019332" text:continue-numbering="true" text:style-name="WWNum2">
        <text:list-item>
          <text:p text:style-name="P18"><text:s/>Voor het uitvoeren van de opdracht komen partijen een totaal bedrag van <text:span text:style-name="T2">€ </text:span><text:span text:style-name="T3">[...]</text:span><text:span text:style-name="T2">,- [ incl./exc. BTW ] overeen / een </text:span><text:span text:style-name="T3">dagtarief van <text:s/>€ [...],- / </text:span><text:span text:style-name="T2">uurtarief van € </text:span><text:span text:style-name="T3">[...]</text:span><text:span text:style-name="T2">,- overeen.</text:span></text:p>
        </text:list-item>
        <text:list-item>
          <text:p text:style-name="P21">Indien opdrachtgever van oordeel is dat opdrachtnemer de opdracht niet goed of niet tijdig uitvoert, zal opdrachtgever opdrachtnemer deugdelijk in gebreke stellen. Komt opdracht<text:span text:style-name="T4">nemer</text:span> ook na de ingebrekestelling <text:span text:style-name="T4">de</text:span> verplichtingen niet na, dan is opdrachtgever gerechtigd de overeenkomst te beëindigen zonder dat <text:span text:style-name="T4">deze</text:span> gehouden is tot het vergoeden van schade. </text:p>
        </text:list-item>
        <text:list-item>
          <text:p text:style-name="P21">Deze overeenkomst eindigt zodra de opdracht is uitgevoerd / Deze overeenkomst wordt aangegaan voor de duur van [...] maanden / deze overeenkomst wordt aangegaan voor onbepaalde tijd. Partijen kunnen deze overeenkomst opzeggen met een opzegtermijn van [...] weken/maanden.</text:p>
        </text:list-item>
      </text:list>
      <text:p text:style-name="P16"/>
      <text:p text:style-name="P17"><text:bookmark text:name="_GoBack"/>Aldus overeengekomen en getekend te [ plaats ] op [ datum ] </text:p>
      <text:p text:style-name="P22"/>
      <text:p text:style-name="P17"><text:tab/>Opdrachtgever<text:tab/><text:tab/><text:tab/><text:tab/><text:tab/><text:tab/><text:tab/>Opdrachtnemer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sper Gevers</meta:initial-creator>
    <meta:editing-cycles>2</meta:editing-cycles>
    <meta:creation-date>2020-04-16T19:25:00</meta:creation-date>
    <dc:date>2024-07-25T20:33:53.803976830</dc:date>
    <meta:editing-duration>PT22M57S</meta:editing-duration>
    <meta:generator>LibreOffice/7.3.7.2$Linux_X86_64 LibreOffice_project/30$Build-2</meta:generator>
    <meta:document-statistic meta:table-count="0" meta:image-count="0" meta:object-count="0" meta:page-count="1" meta:paragraph-count="17" meta:word-count="215" meta:character-count="1406" meta:non-whitespace-character-count="1178"/>
    <meta:user-defined meta:name="AppVersion">16.0000</meta:user-defined>
    <meta:template xlink:type="simple" xlink:actuate="onRequest" xlink:title="Normal" xlink:href=""/>
  </office:meta>
</office:document-meta>
</file>